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092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1.849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6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8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1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1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1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2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2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2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2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2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2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2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2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2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3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3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3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3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3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3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3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3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3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4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5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52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6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6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63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4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65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66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67" style:family="paragraph" style:parent-style-name="Normal" style:list-style-name="L2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8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9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70" style:family="paragraph" style:parent-style-name="Normal" style:list-style-name="L4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71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7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7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7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7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7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7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7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8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8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8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8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2309f2" officeooo:paragraph-rsid="002309f2" style:font-size-asian="12pt" style:font-style-asian="normal" style:font-size-complex="12pt" style:font-style-complex="normal"/>
    </style:style>
    <style:style style:name="P8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3b6e1e" officeooo:paragraph-rsid="0049fb82" style:font-size-asian="12pt" style:font-style-asian="normal" style:font-size-complex="12pt" style:font-style-complex="normal"/>
    </style:style>
    <style:style style:name="P85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86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87" style:family="paragraph" style:parent-style-name="List_20_Paragraph" style:list-style-name="L6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88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89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90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91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92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93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94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fo:font-weight="bold" officeooo:rsid="0051af18" officeooo:paragraph-rsid="0051af18" style:font-size-asian="12pt" style:font-weight-asian="bold" style:font-size-complex="12pt" style:font-weight-complex="bold"/>
    </style:style>
    <style:style style:name="P95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09f2" style:font-style-asian="normal" style:font-style-complex="normal"/>
    </style:style>
    <style:style style:name="T24" style:family="text">
      <style:text-properties fo:font-style="normal" officeooo:rsid="002fe7fe" style:font-style-asian="normal" style:font-style-complex="normal"/>
    </style:style>
    <style:style style:name="T25" style:family="text">
      <style:text-properties fo:font-style="normal" officeooo:rsid="00163fba" style:font-style-asian="normal" style:font-style-complex="normal"/>
    </style:style>
    <style:style style:name="T26" style:family="text">
      <style:text-properties fo:font-style="normal" officeooo:rsid="00199afe" style:font-style-asian="normal" style:font-style-complex="normal"/>
    </style:style>
    <style:style style:name="T27" style:family="text">
      <style:text-properties fo:font-style="normal" officeooo:rsid="00326aa8" style:font-style-asian="normal" style:font-style-complex="normal"/>
    </style:style>
    <style:style style:name="T28" style:family="text">
      <style:text-properties fo:font-style="normal" officeooo:rsid="003b6e1e" style:font-style-asian="normal" style:font-style-complex="normal"/>
    </style:style>
    <style:style style:name="T29" style:family="text">
      <style:text-properties fo:font-style="normal" officeooo:rsid="003d08ad" style:font-style-asian="normal" style:font-style-complex="normal"/>
    </style:style>
    <style:style style:name="T30" style:family="text">
      <style:text-properties fo:font-style="normal" officeooo:rsid="0049fb82" style:font-style-asian="normal" style:font-style-complex="normal"/>
    </style:style>
    <style:style style:name="T31" style:family="text">
      <style:text-properties fo:font-style="normal" officeooo:rsid="004bb9dd" style:font-style-asian="normal" style:font-style-complex="normal"/>
    </style:style>
    <style:style style:name="T32" style:family="text">
      <style:text-properties fo:font-style="normal" officeooo:rsid="0051af18" style:font-style-asian="normal" style:font-style-complex="normal"/>
    </style:style>
    <style:style style:name="T33" style:family="text">
      <style:text-properties fo:font-style="normal" officeooo:rsid="0057cab7" style:font-style-asian="normal" style:font-style-complex="normal"/>
    </style:style>
    <style:style style:name="T34" style:family="text">
      <style:text-properties officeooo:rsid="001d4f00"/>
    </style:style>
    <style:style style:name="T35" style:family="text">
      <style:text-properties officeooo:rsid="001d583e"/>
    </style:style>
    <style:style style:name="T36" style:family="text">
      <style:text-properties officeooo:rsid="001f4cb7"/>
    </style:style>
    <style:style style:name="T37" style:family="text">
      <style:text-properties officeooo:rsid="00219c0a"/>
    </style:style>
    <style:style style:name="T38" style:family="text">
      <style:text-properties officeooo:rsid="002309f2"/>
    </style:style>
    <style:style style:name="T39" style:family="text">
      <style:text-properties officeooo:rsid="00271c9c"/>
    </style:style>
    <style:style style:name="T40" style:family="text">
      <style:text-properties officeooo:rsid="0028c67c"/>
    </style:style>
    <style:style style:name="T41" style:family="text">
      <style:text-properties officeooo:rsid="00297e45"/>
    </style:style>
    <style:style style:name="T42" style:family="text">
      <style:text-properties officeooo:rsid="002fe7fe"/>
    </style:style>
    <style:style style:name="T43" style:family="text">
      <style:text-properties officeooo:rsid="00374701"/>
    </style:style>
    <style:style style:name="T44" style:family="text">
      <style:text-properties officeooo:rsid="0038e61a"/>
    </style:style>
    <style:style style:name="T45" style:family="text">
      <style:text-properties officeooo:rsid="0039fc14"/>
    </style:style>
    <style:style style:name="T46" style:family="text">
      <style:text-properties officeooo:rsid="003b6e1e"/>
    </style:style>
    <style:style style:name="T47" style:family="text">
      <style:text-properties officeooo:rsid="003d08ad"/>
    </style:style>
    <style:style style:name="T48" style:family="text">
      <style:text-properties officeooo:rsid="0049fb82"/>
    </style:style>
    <style:style style:name="T49" style:family="text">
      <style:text-properties officeooo:rsid="004edc95"/>
    </style:style>
    <style:style style:name="T50" style:family="text">
      <style:text-properties officeooo:rsid="004feda1"/>
    </style:style>
    <style:style style:name="T51" style:family="text">
      <style:text-properties style:text-underline-style="none" fo:font-weight="bold" officeooo:rsid="004e922f" style:font-weight-asian="bold" style:font-weight-complex="bold"/>
    </style:style>
    <style:style style:name="T52" style:family="text">
      <style:text-properties officeooo:rsid="0051af18"/>
    </style:style>
    <style:style style:name="T53" style:family="text">
      <style:text-properties officeooo:rsid="0009be7c" style:font-weight-complex="normal"/>
    </style:style>
    <style:style style:name="T54" style:family="text">
      <style:text-properties officeooo:rsid="005ddbe2"/>
    </style:style>
    <style:style style:name="T55" style:family="text">
      <style:text-properties officeooo:rsid="005ecc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TUGAS FINAL – METODE NUMERIK DAN KOMPUTASI</text:p>
      <text:p text:style-name="P14"><text:span text:style-name="T5">Kelompok 1</text:span><text:span text:style-name="T53"> mengerjakan </text:span><text:span text:style-name="T5">soal a</text:span><text:span text:style-name="T53">, </text:span><text:span text:style-name="T5">Kelompok 2</text:span><text:span text:style-name="T53"> mengerjakan </text:span><text:span text:style-name="T5">soal b</text:span><text:span text:style-name="T53">, dst.</text:span></text:p>
      <text:list xml:id="list4243158973" text:style-name="L1">
        <text:list-item>
          <text:p text:style-name="P66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6">a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f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c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F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0</text:p>
          </table:table-cell>
          <table:table-cell table:style-name="Table1.C2" office:value-type="string">
            <text:p text:style-name="P20">-0.369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5</text:p>
          </table:table-cell>
          <table:table-cell table:style-name="Table1.C2" office:value-type="string">
            <text:p text:style-name="P21">1.719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3</text:p>
          </table:table-cell>
          <table:table-cell table:style-name="Table1.C2" office:value-type="string">
            <text:p text:style-name="P19">2.197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5</text:p>
          </table:table-cell>
          <table:table-cell table:style-name="Table1.C2" office:value-type="string">
            <text:p text:style-name="P20">-0.07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9</text:p>
          </table:table-cell>
          <table:table-cell table:style-name="Table1.C2" office:value-type="string">
            <text:p text:style-name="P21">1.595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7</text:p>
          </table:table-cell>
          <table:table-cell table:style-name="Table1.C2" office:value-type="string">
            <text:p text:style-name="P19">1.3048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0</text:p>
          </table:table-cell>
          <table:table-cell table:style-name="Table1.C2" office:value-type="string">
            <text:p text:style-name="P19">0.340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3</text:p>
          </table:table-cell>
          <table:table-cell table:style-name="Table1.C2" office:value-type="string">
            <text:p text:style-name="P21">0.78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1</text:p>
          </table:table-cell>
          <table:table-cell table:style-name="Table1.C2" office:value-type="string">
            <text:p text:style-name="P19">0.9536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5</text:p>
          </table:table-cell>
          <table:table-cell table:style-name="Table1.C2" office:value-type="string">
            <text:p text:style-name="P19">0.157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7</text:p>
          </table:table-cell>
          <table:table-cell table:style-name="Table1.C2" office:value-type="string">
            <text:p text:style-name="P21">-0.38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5</text:p>
          </table:table-cell>
          <table:table-cell table:style-name="Table1.C2" office:value-type="string">
            <text:p text:style-name="P19">0.761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0</text:p>
          </table:table-cell>
          <table:table-cell table:style-name="Table1.C2" office:value-type="string">
            <text:p text:style-name="P19">-0.710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1</text:p>
          </table:table-cell>
          <table:table-cell table:style-name="Table1.C2" office:value-type="string">
            <text:p text:style-name="P21">-1.376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9</text:p>
          </table:table-cell>
          <table:table-cell table:style-name="Table1.C2" office:value-type="string">
            <text:p text:style-name="P19">0.638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5</text:p>
          </table:table-cell>
          <table:table-cell table:style-name="Table1.C2" office:value-type="string">
            <text:p text:style-name="P19">-1.593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3</text:p>
          </table:table-cell>
          <table:table-cell table:style-name="Table1.C2" office:value-type="string">
            <text:p text:style-name="P21">-1.66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2">23</text:p>
          </table:table-cell>
          <table:table-cell table:style-name="Table1.C2" office:value-type="string">
            <text:p text:style-name="P32">0.402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5">4.0</text:p>
          </table:table-cell>
          <table:table-cell table:style-name="Table1.C2" office:value-type="string">
            <text:p text:style-name="P19">-1.64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.5</text:p>
          </table:table-cell>
          <table:table-cell table:style-name="Table1.C2" office:value-type="string">
            <text:p text:style-name="P21">-1.760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7</text:p>
          </table:table-cell>
          <table:table-cell table:style-name="Table1.C2" office:value-type="string">
            <text:p text:style-name="P33">0.340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d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2">y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e</text:span>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<text:span text:style-name="T3">d</text:span>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f</text:span>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<text:span text:style-name="T3">z</text:span>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3<text:span text:style-name="T39">0</text:span></text:p>
          </table:table-cell>
          <table:table-cell table:style-name="Table1.C2" office:value-type="string">
            <text:p text:style-name="P19">1.<text:span text:style-name="T54">93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5.0<text:span text:style-name="T39">00</text:span></text:p>
          </table:table-cell>
          <table:table-cell table:style-name="Table1.C2" office:value-type="string">
            <text:p text:style-name="P19">9.<text:span text:style-name="T55">37</text:span>0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30<text:span text:style-name="T39">00</text:span></text:p>
          </table:table-cell>
          <table:table-cell table:style-name="Table1.C2" office:value-type="string">
            <text:p text:style-name="P19">1.26<text:span text:style-name="T55">1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<text:span text:style-name="T39">75</text:span></text:p>
          </table:table-cell>
          <table:table-cell table:style-name="Table1.C2" office:value-type="string">
            <text:p text:style-name="P19">1.<text:span text:style-name="T39">67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6<text:span text:style-name="T39">67</text:span></text:p>
          </table:table-cell>
          <table:table-cell table:style-name="Table1.C2" office:value-type="string">
            <text:p text:style-name="P32">8.<text:span text:style-name="T55">12</text:span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4<text:span text:style-name="T39">167</text:span></text:p>
          </table:table-cell>
          <table:table-cell table:style-name="Table1.C2" office:value-type="string">
            <text:p text:style-name="P19">1.<text:span text:style-name="T55">3540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20</text:span></text:p>
          </table:table-cell>
          <table:table-cell table:style-name="Table1.C2" office:value-type="string">
            <text:p text:style-name="P19">1.<text:span text:style-name="T39">31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<text:span text:style-name="T39">333</text:span></text:p>
          </table:table-cell>
          <table:table-cell table:style-name="Table1.C2" office:value-type="string">
            <text:p text:style-name="P32">6.<text:span text:style-name="T55">382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5<text:span text:style-name="T39">333</text:span></text:p>
          </table:table-cell>
          <table:table-cell table:style-name="Table1.C2" office:value-type="string">
            <text:p text:style-name="P19">1.5<text:span text:style-name="T55">23</text:span>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65</text:span></text:p>
          </table:table-cell>
          <table:table-cell table:style-name="Table1.C2" office:value-type="string">
            <text:p text:style-name="P19">0.<text:span text:style-name="T39">94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4.000</text:p>
          </table:table-cell>
          <table:table-cell table:style-name="Table1.C2" office:value-type="string">
            <text:p text:style-name="P32">5.<text:span text:style-name="T55">749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6500</text:span></text:p>
          </table:table-cell>
          <table:table-cell table:style-name="Table1.C2" office:value-type="string">
            <text:p text:style-name="P19">1.6<text:span text:style-name="T55">123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2.<text:span text:style-name="T39">10</text:span></text:p>
          </table:table-cell>
          <table:table-cell table:style-name="Table1.C2" office:value-type="string">
            <text:p text:style-name="P19">0.<text:span text:style-name="T39">628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667</text:span></text:p>
          </table:table-cell>
          <table:table-cell table:style-name="Table1.C2" office:value-type="string">
            <text:p text:style-name="P32">3.<text:span text:style-name="T55">748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7667</text:span></text:p>
          </table:table-cell>
          <table:table-cell table:style-name="Table1.C2" office:value-type="string">
            <text:p text:style-name="P19">1.82<text:span text:style-name="T55">3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<text:span text:style-name="T39">2</text:span>.<text:span text:style-name="T39">55</text:span></text:p>
          </table:table-cell>
          <table:table-cell table:style-name="Table1.C2" office:value-type="string">
            <text:p text:style-name="P19">0.<text:span text:style-name="T39">349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333</text:span></text:p>
          </table:table-cell>
          <table:table-cell table:style-name="Table1.C2" office:value-type="string">
            <text:p text:style-name="P32">2.<text:span text:style-name="T55">734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0.8833</text:p>
          </table:table-cell>
          <table:table-cell table:style-name="Table1.C2" office:value-type="string">
            <text:p text:style-name="P29">1.9<text:span text:style-name="T55">34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1">3.00</text:p>
          </table:table-cell>
          <table:table-cell table:style-name="Table1.C2" office:value-type="string">
            <text:p text:style-name="P41">0.0<text:span text:style-name="T54">9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3.000</text:p>
          </table:table-cell>
          <table:table-cell table:style-name="Table1.C2" office:value-type="string">
            <text:p text:style-name="P19">0.<text:span text:style-name="T55">863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1.000<text:span text:style-name="T40">0</text:span></text:p>
          </table:table-cell>
          <table:table-cell table:style-name="Table1.C2" office:value-type="string">
            <text:p text:style-name="P19">2.<text:span text:style-name="T55">123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g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3">k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9">1.<text:span text:style-name="T40">0000</text:span></text:p>
          </table:table-cell>
          <table:table-cell table:style-name="Table1.C2" office:value-type="string">
            <text:p text:style-name="P19">0.5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4">4.3333</text:p>
          </table:table-cell>
          <table:table-cell table:style-name="Table1.C2" office:value-type="string">
            <text:p text:style-name="P19">0.3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7.6667</text:p>
          </table:table-cell>
          <table:table-cell table:style-name="Table1.C2" office:value-type="string">
            <text:p text:style-name="P19">0.1<text:span text:style-name="T55">4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1.0000</text:p>
          </table:table-cell>
          <table:table-cell table:style-name="Table1.C2" office:value-type="string">
            <text:p text:style-name="P19">-0.0<text:span text:style-name="T55">12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4.3333</text:p>
          </table:table-cell>
          <table:table-cell table:style-name="Table1.C2" office:value-type="string">
            <text:p text:style-name="P52">-0.1<text:span text:style-name="T55">53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7.6667</text:p>
          </table:table-cell>
          <table:table-cell table:style-name="Table1.C2" office:value-type="string">
            <text:p text:style-name="P19">-0.3<text:span text:style-name="T55">3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0">21.<text:span text:style-name="T41">0000</text:span></text:p>
          </table:table-cell>
          <table:table-cell table:style-name="Table1.C2" office:value-type="string">
            <text:p text:style-name="P19">-0.5<text:span text:style-name="T55">33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5"/>
      <text:list xml:id="list103705353038798" text:continue-numbering="true" text:style-name="L1">
        <text:list-item>
          <text:p text:style-name="P72"><text:span text:style-name="T38">C</text:span>arilah nilai<text:span text:style-name="T4"> </text:span>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</text:span>dengan metode <text:span text:style-name="T11">Newton-Gregory Forward</text:span><text:span text:style-name="T22"> </text:span><text:span text:style-name="T27">dari </text:span><text:span text:style-name="T23">data </text:span><text:span text:style-name="T24">s</text:span><text:span text:style-name="T23">oal no</text:span><text:span text:style-name="T24">mor</text:span><text:span text:style-name="T23"> 1.</text:span></text:p>
        </text:list-item>
        <text:list-item>
          <text:p text:style-name="P73"><text:span text:style-name="T38">C</text:span>arilah nilai f(<text:span text:style-name="T34">3</text:span>.<text:span text:style-name="T35">3</text:span>875), c(<text:span text:style-name="T36">2</text:span>.<text:span text:style-name="T36">2</text:span>345), F(<text:span text:style-name="T37">21</text:span>.112<text:span text:style-name="T42">1</text:span>), <text:span text:style-name="T21">y(2.8432), d(3,2765), z(0.9023) dan k(19.6667) </text:span>dengan metode <text:span text:style-name="T11">Newton-Gregory Backward</text:span><text:span text:style-name="T22"> </text:span><text:span text:style-name="T27">dari </text:span><text:span text:style-name="T23">data soal no</text:span><text:span text:style-name="T24">mor</text:span><text:span text:style-name="T23"> 1.</text:span></text:p>
          <text:p text:style-name="P83"/>
        </text:list-item>
        <text:list-item>
          <text:p text:style-name="P74"><text:soft-page-break/>Carilah nilai f(<text:span text:style-name="T42">2</text:span>.<text:span text:style-name="T35">3</text:span>875), c(<text:span text:style-name="T42">1</text:span>.<text:span text:style-name="T42">5</text:span>345), F(<text:span text:style-name="T42">13</text:span>.112<text:span text:style-name="T42">1</text:span>), <text:span text:style-name="T21">y(2.8432), d(3,2765), z(0.9023) dan k(19.6667) dengan metode </text:span><text:span text:style-name="T13">Stirling</text:span><text:span text:style-name="T24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5">Carilah nilai 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dengan metode </text:span><text:span text:style-name="T12">Lagrange</text:span><text:span text:style-name="T13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6"><text:span text:style-name="T23">Carilah nilai f(</text:span><text:span text:style-name="T25">1</text:span><text:span text:style-name="T23">.1875), c(0.</text:span><text:span text:style-name="T25">7</text:span><text:span text:style-name="T23">345), F(</text:span><text:span text:style-name="T25">5</text:span><text:span text:style-name="T23">.112</text:span><text:span text:style-name="T24">1</text:span><text:span text:style-name="T23">), </text:span><text:span text:style-name="T26">y(0.5432), d(4.8765), z(0.4023) dan k(3.6667) dengan metode </text:span><text:span text:style-name="T14">Hermitte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7"><text:span text:style-name="T45">Dari data soal nomor 1, gunakanlah metode </text:span><text:span text:style-name="T19">Lagrange</text:span><text:span text:style-name="T45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60">x dari f(x) = <text:span text:style-name="T43">0.2506</text:span></text:p>
          </table:table-cell>
          <table:table-cell table:style-name="Table2.A1" office:value-type="string">
            <text:p text:style-name="P10">b.</text:p>
          </table:table-cell>
          <table:table-cell table:style-name="Table2.A1" office:value-type="string">
            <text:p text:style-name="P12">t dari c(t) = 0.5374</text:p>
          </table:table-cell>
          <table:table-cell table:style-name="Table2.A1" office:value-type="string">
            <text:p text:style-name="P10">c.</text:p>
          </table:table-cell>
          <table:table-cell table:style-name="Table2.A1" office:value-type="string">
            <text:p text:style-name="P12">r dari F(r) = 0.3734</text:p>
          </table:table-cell>
        </table:table-row>
        <table:table-row>
          <table:table-cell table:style-name="Table2.A1" office:value-type="string">
            <text:p text:style-name="P13">d.</text:p>
          </table:table-cell>
          <table:table-cell table:style-name="Table2.A1" office:value-type="string">
            <text:p text:style-name="P61">x dari y(x) = <text:span text:style-name="T44">0.7486</text:span></text:p>
          </table:table-cell>
          <table:table-cell table:style-name="Table2.A1" office:value-type="string">
            <text:p text:style-name="P13">e.</text:p>
          </table:table-cell>
          <table:table-cell table:style-name="Table2.A1" office:value-type="string">
            <text:p text:style-name="P12">t dari d(t) = <text:span text:style-name="T44">7.3794</text:span></text:p>
          </table:table-cell>
          <table:table-cell table:style-name="Table2.A1" office:value-type="string">
            <text:p text:style-name="P13">f.</text:p>
          </table:table-cell>
          <table:table-cell table:style-name="Table2.A1" office:value-type="string">
            <text:p text:style-name="P12">r dari z(r) = <text:span text:style-name="T44">1.7346</text:span></text:p>
          </table:table-cell>
        </table:table-row>
        <table:table-row>
          <table:table-cell table:style-name="Table2.A1" office:value-type="string">
            <text:p text:style-name="P13">g.</text:p>
          </table:table-cell>
          <table:table-cell table:style-name="Table2.A1" office:value-type="string">
            <text:p text:style-name="P61">x dari k(x) = <text:span text:style-name="T44">0.2345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ext:list xml:id="list103703683762150" text:continue-numbering="true" text:style-name="L1">
        <text:list-item>
          <text:p text:style-name="P78"><text:span text:style-name="T46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5">a.</text:p>
          </table:table-cell>
          <table:table-cell table:style-name="Table4.B1" office:value-type="string">
            <text:p text:style-name="P49">x</text:p>
          </table:table-cell>
          <table:table-cell table:style-name="Table4.C1" office:value-type="string">
            <text:p text:style-name="P49">f(x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b.</text:p>
          </table:table-cell>
          <table:table-cell table:style-name="Table4.B1" office:value-type="string">
            <text:p text:style-name="P49">t</text:p>
          </table:table-cell>
          <table:table-cell table:style-name="Table4.C1" office:value-type="string">
            <text:p text:style-name="P49">f(t)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7</text:p>
          </table:table-cell>
          <table:table-cell table:style-name="Table4.C2" office:value-type="string">
            <text:p text:style-name="P19">0.52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0.5</text:p>
          </table:table-cell>
          <table:table-cell table:style-name="Table4.C2" office:value-type="string">
            <text:p text:style-name="P19">1.4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8</text:p>
          </table:table-cell>
          <table:table-cell table:style-name="Table4.C2" office:value-type="string">
            <text:p text:style-name="P19">0.53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2.035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9</text:p>
          </table:table-cell>
          <table:table-cell table:style-name="Table4.C2" office:value-type="string">
            <text:p text:style-name="P19">0.5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5</text:p>
          </table:table-cell>
          <table:table-cell table:style-name="Table4.C2" office:value-type="string">
            <text:p text:style-name="P19">3.0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0.55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0</text:p>
          </table:table-cell>
          <table:table-cell table:style-name="Table4.C2" office:value-type="string">
            <text:p text:style-name="P19">4.672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1</text:p>
          </table:table-cell>
          <table:table-cell table:style-name="Table4.C2" office:value-type="string">
            <text:p text:style-name="P19">0.54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5</text:p>
          </table:table-cell>
          <table:table-cell table:style-name="Table4.C2" office:value-type="string">
            <text:p text:style-name="P19">7.379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2</text:p>
          </table:table-cell>
          <table:table-cell table:style-name="Table4.C2" office:value-type="string">
            <text:p text:style-name="P19">0.54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0</text:p>
          </table:table-cell>
          <table:table-cell table:style-name="Table4.C2" office:value-type="string">
            <text:p text:style-name="P19">11.84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3</text:p>
          </table:table-cell>
          <table:table-cell table:style-name="Table4.C2" office:value-type="string">
            <text:p text:style-name="P19">0.53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5</text:p>
          </table:table-cell>
          <table:table-cell table:style-name="Table4.C2" office:value-type="string">
            <text:p text:style-name="P19">19.1980</text:p>
          </table:table-cell>
        </table:table-row>
      </table:table>
      <text:p text:style-name="P3"/>
      <text:list xml:id="list103705180906933" text:continue-numbering="true" text:style-name="L1">
        <text:list-item>
          <text:p text:style-name="P79"><text:span text:style-name="T46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5"><text:span text:style-name="T47">c</text:span>.</text:p>
          </table:table-cell>
          <table:table-cell table:style-name="Table5.B1" office:value-type="string">
            <text:p text:style-name="P49">x</text:p>
          </table:table-cell>
          <table:table-cell table:style-name="Table5.C1" office:value-type="string">
            <text:p text:style-name="P49">f(x)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<text:span text:style-name="T47">d</text:span>.</text:p>
          </table:table-cell>
          <table:table-cell table:style-name="Table5.B1" office:value-type="string">
            <text:p text:style-name="P49">t</text:p>
          </table:table-cell>
          <table:table-cell table:style-name="Table5.C1" office:value-type="string">
            <text:p text:style-name="P49">f(t)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5</text:p>
          </table:table-cell>
          <table:table-cell table:style-name="Table5.C2" office:value-type="string">
            <text:p text:style-name="P19">0.454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0.6</text:p>
          </table:table-cell>
          <table:table-cell table:style-name="Table5.C2" office:value-type="string">
            <text:p text:style-name="P19">-0.9195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9</text:p>
          </table:table-cell>
          <table:table-cell table:style-name="Table5.C2" office:value-type="string">
            <text:p text:style-name="P19">0.548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0</text:p>
          </table:table-cell>
          <table:table-cell table:style-name="Table5.C2" office:value-type="string">
            <text:p text:style-name="P19">0.000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3</text:p>
          </table:table-cell>
          <table:table-cell table:style-name="Table5.C2" office:value-type="string">
            <text:p text:style-name="P19">0.531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4</text:p>
          </table:table-cell>
          <table:table-cell table:style-name="Table5.C2" office:value-type="string">
            <text:p text:style-name="P19">1.4132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7</text:p>
          </table:table-cell>
          <table:table-cell table:style-name="Table5.C2" office:value-type="string">
            <text:p text:style-name="P19">0.465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8</text:p>
          </table:table-cell>
          <table:table-cell table:style-name="Table5.C2" office:value-type="string">
            <text:p text:style-name="P19">3.174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1</text:p>
          </table:table-cell>
          <table:table-cell table:style-name="Table5.C2" office:value-type="string">
            <text:p text:style-name="P19">0.385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2</text:p>
          </table:table-cell>
          <table:table-cell table:style-name="Table5.C2" office:value-type="string">
            <text:p text:style-name="P19">5.2038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5</text:p>
          </table:table-cell>
          <table:table-cell table:style-name="Table5.C2" office:value-type="string">
            <text:p text:style-name="P19">0.307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6</text:p>
          </table:table-cell>
          <table:table-cell table:style-name="Table5.C2" office:value-type="string">
            <text:p text:style-name="P19">7.453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9</text:p>
          </table:table-cell>
          <table:table-cell table:style-name="Table5.C2" office:value-type="string">
            <text:p text:style-name="P19">0.23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3.0</text:p>
          </table:table-cell>
          <table:table-cell table:style-name="Table5.C2" office:value-type="string">
            <text:p text:style-name="P19">9.8875</text:p>
          </table:table-cell>
        </table:table-row>
      </table:table>
      <text:p text:style-name="P2"/>
      <text:p text:style-name="P2"/>
      <text:p text:style-name="P2"/>
      <text:list xml:id="list103704333896387" text:continue-numbering="true" text:style-name="L1">
        <text:list-item>
          <text:p text:style-name="P79"><text:soft-page-break/><text:span text:style-name="T28">Carilah nilai f’(1.15) </text:span><text:span text:style-name="T29">dan y</text:span><text:span text:style-name="T28">’(1.586) dari data dibawah ini dengan metode </text:span><text:span text:style-name="T15">Stirling</text:span><text:span text:style-name="T2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<text:span text:style-name="T47">e</text:span>.</text:p>
          </table:table-cell>
          <table:table-cell table:style-name="Table6.B1" office:value-type="string">
            <text:p text:style-name="P49">x</text:p>
          </table:table-cell>
          <table:table-cell table:style-name="Table6.C1" office:value-type="string">
            <text:p text:style-name="P49">f(x)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<text:span text:style-name="T47">f</text:span>.</text:p>
          </table:table-cell>
          <table:table-cell table:style-name="Table6.B1" office:value-type="string">
            <text:p text:style-name="P49">t</text:p>
          </table:table-cell>
          <table:table-cell table:style-name="Table6.C1" office:value-type="string">
            <text:p text:style-name="P49"><text:span text:style-name="T47">y</text:span>(t)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5</text:p>
          </table:table-cell>
          <table:table-cell table:style-name="Table6.C2" office:value-type="string">
            <text:p text:style-name="P19">-1.0397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7</text:p>
          </table:table-cell>
          <table:table-cell table:style-name="Table6.C2" office:value-type="string">
            <text:p text:style-name="P19">0.5214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-0.535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0.53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314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9</text:p>
          </table:table-cell>
          <table:table-cell table:style-name="Table6.C2" office:value-type="string">
            <text:p text:style-name="P19">0.5489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4</text:p>
          </table:table-cell>
          <table:table-cell table:style-name="Table6.C2" office:value-type="string">
            <text:p text:style-name="P19">1.413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0</text:p>
          </table:table-cell>
          <table:table-cell table:style-name="Table6.C2" office:value-type="string">
            <text:p text:style-name="P19">0.5518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7</text:p>
          </table:table-cell>
          <table:table-cell table:style-name="Table6.C2" office:value-type="string">
            <text:p text:style-name="P19">2.706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54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0</text:p>
          </table:table-cell>
          <table:table-cell table:style-name="Table6.C2" office:value-type="string">
            <text:p text:style-name="P19">4.1589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2</text:p>
          </table:table-cell>
          <table:table-cell table:style-name="Table6.C2" office:value-type="string">
            <text:p text:style-name="P19">0.5421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3</text:p>
          </table:table-cell>
          <table:table-cell table:style-name="Table6.C2" office:value-type="string">
            <text:p text:style-name="P19">5.7471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3</text:p>
          </table:table-cell>
          <table:table-cell table:style-name="Table6.C2" office:value-type="string">
            <text:p text:style-name="P19">0.5314</text:p>
          </table:table-cell>
        </table:table-row>
      </table:table>
      <text:p text:style-name="P2"/>
      <text:list xml:id="list103704135340488" text:continue-numbering="true" text:style-name="L1">
        <text:list-item>
          <text:p text:style-name="P79"><text:span text:style-name="T28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47">g</text:span>.</text:p>
          </table:table-cell>
          <table:table-cell table:style-name="Table7.B1" office:value-type="string">
            <text:p text:style-name="P49">x</text:p>
          </table:table-cell>
          <table:table-cell table:style-name="Table7.C1" office:value-type="string">
            <text:p text:style-name="P49">f(x)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0.5</text:p>
          </table:table-cell>
          <table:table-cell table:style-name="Table7.C2" office:value-type="string">
            <text:p text:style-name="P19">0.165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0</text:p>
          </table:table-cell>
          <table:table-cell table:style-name="Table7.C2" office:value-type="string">
            <text:p text:style-name="P19">0.271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5</text:p>
          </table:table-cell>
          <table:table-cell table:style-name="Table7.C2" office:value-type="string">
            <text:p text:style-name="P19">0.4470</text:p>
          </table:table-cell>
        </table:table-row>
      </table:table>
      <text:p text:style-name="P2"/>
      <text:list xml:id="list103704020967992" text:continue-numbering="true" text:style-name="L1">
        <text:list-item>
          <text:p text:style-name="P80"><text:span text:style-name="T28">Carilah </text:span>nilai integral dari data berikut dengan batas dari x=0.1 sampai x=0.7 dengan metode <text:span text:style-name="T16">T</text:span><text:span text:style-name="T11">rapezoida</text:span><text:span text:style-name="T22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7">a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f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b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c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c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F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0.200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0.904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10.066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0.401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0.8176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5.132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0.604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0.737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3.531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58">0.81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0.662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2.76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8">1.025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593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2.3255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46">1.248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0.527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2.05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6">1.486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65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34">1.874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d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2">y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e</text:span>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<text:span text:style-name="T3">d</text:span>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f</text:span>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<text:span text:style-name="T3">z</text:span>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10.006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5.0033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4.9582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4.992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34">-2.496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2.415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3.288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34">-1.6441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1.5373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2.389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34">-1.194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1.07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1.787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34">-0.8937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769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1.3030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-0.6515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0">-0.54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2">-0.8428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21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3550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ext:soft-page-break/>
        <table:table-row>
          <table:table-cell table:style-name="Table3.A1" office:value-type="string">
            <text:p text:style-name="P27">g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3">k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5.510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3.026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2.215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1.826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3">1.612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1.491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1.429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"/>
      <text:p text:style-name="P1"/>
      <text:list xml:id="list103704150517121" text:continue-numbering="true" text:style-name="L1">
        <text:list-item>
          <text:p text:style-name="P81"><text:span text:style-name="T28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8">a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f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b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c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c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F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48">10.11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191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093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48">5.232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164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1893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48">3.679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120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0.9559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59">2.957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59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0.895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9">2.565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9831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0.912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47">2.335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893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0.9765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7">2.19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791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35">1.079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d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2">y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e</text:span>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<text:span text:style-name="T3">d</text:span>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f</text:span>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<text:span text:style-name="T3">z</text:span>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104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988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5.133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2190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35">1.966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7706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34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35">1.601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080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475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35">1.394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816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618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35">1.243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734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776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1.117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1">1.7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3">1.951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00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8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g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3">k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201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4178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6729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09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4">2.526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3.527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6.737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</table:table>
      <text:list xml:id="list103704368219846" text:continue-numbering="true" text:style-name="L1">
        <text:list-header>
          <text:p text:style-name="P84"><text:soft-page-break/></text:p>
        </text:list-header>
        <text:list-item>
          <text:p text:style-name="P82"><text:span text:style-name="T28">Carilah </text:span>nilai y(0.1) dari persamaan diferensial <text:s/>dibawah ini dengan metode <text:span text:style-name="T11">Taylor</text:span><text:span text:style-name="T22">.</text:span></text:p>
        </text:list-item>
      </text:list>
      <text:p text:style-name="P62"><text:span text:style-name="T30">a.<text:tab/></text:span><text:span text:style-name="T30"><draw:g text:anchor-type="as-char" svg:y="-0.462cm" draw:z-index="5" draw:style-name="gr1"><svg:title>TexMaths</svg:title><svg:desc>12§display§\frac{dy}{dx} = 2x^{-1}y;~y(0) = 0§svg§600§TRUE§</svg:desc><draw:frame draw:style-name="gr2" draw:text-style-name="P96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2"><text:tab/></text:span><text:span text:style-name="T30">c.<text:tab/></text:span><text:span text:style-name="T31"><draw:g text:anchor-type="as-char" svg:y="-0.462cm" draw:z-index="0" draw:style-name="gr1"><svg:title>TexMaths</svg:title><svg:desc>12§display§\frac{dy}{dx} = x^2sin(y);~y(0) = 0§svg§600§TRUE§</svg:desc><draw:frame draw:style-name="gr2" draw:text-style-name="P96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62"><text:span text:style-name="T30">b.<text:tab/></text:span><text:span text:style-name="T30"><draw:g text:anchor-type="as-char" svg:y="-0.462cm" draw:z-index="4" draw:style-name="gr1"><svg:title>TexMaths</svg:title><svg:desc>12§display§\frac{dy}{dx} = x^{(2/3)}y;~y(0) = 0§svg§600§TRUE§</svg:desc><draw:frame draw:style-name="gr2" draw:text-style-name="P96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2"><text:tab/></text:span><text:span text:style-name="T30">d.<text:tab/></text:span><text:span text:style-name="T31"><draw:g text:anchor-type="as-char" svg:y="-0.462cm" draw:z-index="1" draw:style-name="gr1"><svg:title>TexMaths</svg:title><svg:desc>12§display§\frac{dy}{dx} = xy^{(-1/3)};~y(0) = 0§svg§600§TRUE§</svg:desc><draw:frame draw:style-name="gr2" draw:text-style-name="P96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103703716012309" text:continue-numbering="true" text:style-name="L1">
        <text:list-item>
          <text:p text:style-name="P71"><text:span text:style-name="T48">Carilah nilai y(0.01) dari persamaan diferensial berikut dengan metode </text:span><text:span text:style-name="T17">Euler</text:span><text:span text:style-name="T30">.</text:span></text:p>
        </text:list-item>
      </text:list>
      <text:p text:style-name="P62"><text:span text:style-name="T31">e</text:span><text:span text:style-name="T30">.<text:tab/></text:span><text:span text:style-name="T30"><draw:g text:anchor-type="as-char" svg:y="-0.462cm" draw:z-index="2" draw:style-name="gr1"><svg:title>TexMaths</svg:title><svg:desc>12§display§\frac{dy}{dx} = x^{3}cos(y);~y(0) = 0§svg§600§TRUE§</svg:desc><draw:frame draw:style-name="gr2" draw:text-style-name="P96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2"><text:tab/></text:span><text:span text:style-name="T31">g</text:span><text:span text:style-name="T30">.<text:tab/></text:span><text:span text:style-name="T31"><draw:g text:anchor-type="as-char" svg:y="-0.462cm" draw:z-index="6" draw:style-name="gr1"><svg:title>TexMaths</svg:title><svg:desc>12§display§\frac{dy}{dx} = cos(x)y^{-2};~y(0) = 0§svg§600§TRUE§</svg:desc><draw:frame draw:style-name="gr2" draw:text-style-name="P96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63"><text:span text:style-name="T31">f</text:span><text:span text:style-name="T30">.<text:tab/></text:span><text:span text:style-name="T30"><draw:g text:anchor-type="as-char" svg:y="-0.462cm" draw:z-index="3" draw:style-name="gr1"><svg:title>TexMaths</svg:title><svg:desc>12§display§\frac{dy}{dx} = xy^{(2/3)};~y(0) = 0§svg§600§TRUE§</svg:desc><draw:frame draw:style-name="gr2" draw:text-style-name="P96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p text:style-name="P7"><text:span text:style-name="T51">Kelompok 1. </text:span>Gambarkan <text:span text:style-name="T11">flowchart</text:span> dari metode penyelesaian akar-akar persamaan karakteristik<text:span text:style-name="T50">:</text:span></text:p>
      <text:list xml:id="list773390678" text:style-name="L2">
        <text:list-item>
          <text:p text:style-name="P67">Metode Tabulasi;</text:p>
        </text:list-item>
        <text:list-item>
          <text:p text:style-name="P67">Metode Biseksi;</text:p>
        </text:list-item>
        <text:list-item>
          <text:p text:style-name="P67">Metode Regula Falsi.</text:p>
        </text:list-item>
      </text:list>
      <text:p text:style-name="P8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2124771471" text:style-name="L3">
        <text:list-item>
          <text:p text:style-name="P68">Metode iterasi bentuk x=g(x);</text:p>
        </text:list-item>
        <text:list-item>
          <text:p text:style-name="P68">Metode <text:span text:style-name="T11">Newton-Raphson</text:span>;</text:p>
        </text:list-item>
        <text:list-item>
          <text:p text:style-name="P69">Metode Invers dan Determinan Matriks.</text:p>
        </text:list-item>
      </text:list>
      <text:p text:style-name="P8"><text:span text:style-name="T6">Kelompok </text:span><text:span text:style-name="T8">3</text:span><text:span text:style-name="T6">. </text:span>Gambarkan <text:span text:style-name="T11">flowchart</text:span><text:span text:style-name="T49"> </text:span>dari metode penyelesaian persamaan linear serentak<text:span text:style-name="T50">:</text:span></text:p>
      <text:list xml:id="list1072740017" text:style-name="L4">
        <text:list-item>
          <text:p text:style-name="P70">Metode Dekomposisi L-U;</text:p>
        </text:list-item>
        <text:list-item>
          <text:p text:style-name="P70">Metode <text:span text:style-name="T11">Iterasi Jakobi</text:span>;</text:p>
        </text:list-item>
        <text:list-item>
          <text:p text:style-name="P70">Metode <text:span text:style-name="T11">Gauss Siedel</text:span>.</text:p>
        </text:list-item>
      </text:list>
      <text:p text:style-name="P5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2765662380" text:style-name="L5">
        <text:list-item>
          <text:p text:style-name="P86">Metode <text:span text:style-name="T11">Newton-Gregory Forward</text:span>;</text:p>
        </text:list-item>
        <text:list-item>
          <text:p text:style-name="P85">Metode <text:span text:style-name="T11">Newton-Gregory Backward</text:span>;</text:p>
        </text:list-item>
        <text:list-item>
          <text:p text:style-name="P85">Metode <text:span text:style-name="T11">Stirling</text:span>.</text:p>
        </text:list-item>
      </text:list>
      <text:p text:style-name="P9"/>
      <text:p text:style-name="P9"/>
      <text:p text:style-name="P5"><text:soft-page-break/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4241651106" text:style-name="L6">
        <text:list-item>
          <text:p text:style-name="P87">Metode <text:span text:style-name="T11">Lagrange</text:span>;</text:p>
        </text:list-item>
        <text:list-item>
          <text:p text:style-name="P87"><text:span text:style-name="T50">Metode </text:span><text:span text:style-name="T20">Hermitte</text:span><text:span text:style-name="T50">.</text:span></text:p>
        </text:list-item>
      </text:list>
      <text:list xml:id="list3643563190" text:style-name="L7">
        <text:list-header>
          <text:p text:style-name="P91"><text:span text:style-name="T7">Kelompok </text:span><text:span text:style-name="T8">6</text:span><text:span text:style-name="T7">.</text:span><text:span text:style-name="T49"> </text:span>Gambarkan <text:span text:style-name="T11">flowchart</text:span> dari metode integrasi numerik:</text:p>
        </text:list-header>
      </text:list>
      <text:list xml:id="list3934450552" text:style-name="L8">
        <text:list-item>
          <text:p text:style-name="P88">Metode <text:span text:style-name="T11">Trapezoida</text:span>;</text:p>
        </text:list-item>
        <text:list-item>
          <text:p text:style-name="P88">Metode <text:span text:style-name="T11">Simpson</text:span> 1/3.</text:p>
        </text:list-item>
      </text:list>
      <text:list xml:id="list124502741948837" text:style-name="L7">
        <text:list-header>
          <text:p text:style-name="P90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897371409" text:style-name="L9">
        <text:list-item>
          <text:p text:style-name="P89">Metode <text:span text:style-name="T11">Taylor</text:span>;</text:p>
        </text:list-item>
        <text:list-item>
          <text:p text:style-name="P89">Metode <text:span text:style-name="T11">Euler</text:span>.</text:p>
        </text:list-item>
      </text:list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list xml:id="list124503286946199" text:style-name="L7">
        <text:list-header>
          <text:p text:style-name="P94">Kelompok 1 – Kelompok 4</text:p>
          <text:p text:style-name="P92">Tuliskan script program mfile dari salah satu metode penyelesaian akar-akar persamaan karakteristik <text:span text:style-name="T52">kemudian </text:span>berikan 1 contoh penyelesaian permasalahan. <text:span text:style-name="T9">(Tiap kelompok menggunakan metode yang berbeda)</text:span></text:p>
        </text:list-header>
      </text:list>
      <text:p text:style-name="P4"/>
      <text:list xml:id="list103703531324465" text:continue-numbering="true" text:style-name="L7">
        <text:list-header>
          <text:p text:style-name="P94">Kelompok 5 – Kelompok 7</text:p>
          <text:p text:style-name="P93">Tuliskan script program mfile dari salah satu metode penyelesaian persamaan linear serentak <text:span text:style-name="T52">kemudian </text:span>berikan 1 contoh penyelesaian permasalahan. <text:span text:style-name="T9">(Tiap kelompok menggunakan metode yang berbeda)</text:span></text:p>
          <text:p text:style-name="P95"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3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6T10:37:03.153882939</dc:date>
    <meta:editing-cycles>39</meta:editing-cycles>
    <meta:editing-duration>PT1H57M25S</meta:editing-duration>
    <meta:document-statistic meta:table-count="8" meta:image-count="0" meta:object-count="0" meta:page-count="6" meta:paragraph-count="535" meta:word-count="947" meta:character-count="5481" meta:non-whitespace-character-count="5091"/>
    <meta:template xlink:type="simple" xlink:actuate="onRequest" xlink:title="" xlink:href="Normal.dotm"/>
  </office:meta>
</office:document-meta>
</file>